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071in"/>
    </style:style>
    <style:style style:name="co6" style:family="table-column">
      <style:table-column-properties fo:break-before="auto" style:column-width="0.98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/>
    <style:style style:name="ce2" style:family="table-cell" style:parent-style-name="Default">
      <style:text-properties style:font-name="DejaVu Math TeX Gyre" fo:font-size="11pt" style:font-size-asian="11pt" style:font-size-complex="11pt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 style:data-style-name="N11">
      <style:text-properties style:font-name="DejaVu Math TeX Gyre" fo:font-size="11pt" style:font-size-asian="11pt" style:font-size-complex="11p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aneuvers</text:p>
          </table:table-cell>
          <table:table-cell table:number-columns-repeated="4"/>
          <table:table-cell table:style-name="ce2" table:number-columns-repeated="5"/>
          <table:table-cell table:style-name="Default"/>
          <table:table-cell table:style-name="ce2" table:number-columns-repeated="10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table:style-name="ce2" table:number-columns-repeated="5"/>
          <table:table-cell table:style-name="Default" office:value-type="string" calcext:value-type="string">
            <text:p>Challenge points</text:p>
          </table:table-cell>
          <table:table-cell table:style-name="ce2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/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3]-8" office:value-type="float" office:value="7" calcext:value-type="float">
            <text:p>7</text:p>
          </table:table-cell>
          <table:table-cell table:style-name="ce2" table:number-columns-repeated="5"/>
          <table:table-cell table:formula="of:=[.B3]*[.C3]*(1+([.D3]-[.$E$7]-1)*0.05)*(21+[.E3]-[.$D$7])*0.05" office:value-type="float" office:value="735" calcext:value-type="float">
            <text:p>735</text:p>
          </table:table-cell>
          <table:table-cell table:style-name="ce2"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[.B4]/5"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table:formula="of:=[.D4]-7" office:value-type="float" office:value="8" calcext:value-type="float">
            <text:p>8</text:p>
          </table:table-cell>
          <table:table-cell table:style-name="ce2" table:number-columns-repeated="5"/>
          <table:table-cell table:formula="of:=[.B4]*[.C4]*(1+([.D4]-[.$E$7]-1)*0.05)*(21+[.E4]-[.$D$7])*0.05" office:value-type="float" office:value="889.85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[.B5]/5" office:value-type="float" office:value="15.6" calcext:value-type="float">
            <text:p>15.6</text:p>
          </table:table-cell>
          <table:table-cell office:value-type="float" office:value="15" calcext:value-type="float">
            <text:p>15</text:p>
          </table:table-cell>
          <table:table-cell table:formula="of:=[.D5]-7" office:value-type="float" office:value="8" calcext:value-type="float">
            <text:p>8</text:p>
          </table:table-cell>
          <table:table-cell table:style-name="ce2" table:number-columns-repeated="5"/>
          <table:table-cell table:formula="of:=[.B5]*[.C5]*(1+([.D5]-[.$E$7]-1)*0.05)*(21+[.E5]-[.$D$7])*0.05" office:value-type="float" office:value="988.65" calcext:value-type="float">
            <text:p>98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formula="of:=[.B6]/5" office:value-type="float" office:value="16.4" calcext:value-type="float">
            <text:p>16.4</text:p>
          </table:table-cell>
          <table:table-cell office:value-type="float" office:value="16" calcext:value-type="float">
            <text:p>16</text:p>
          </table:table-cell>
          <table:table-cell table:formula="of:=[.D6]-7" office:value-type="float" office:value="9" calcext:value-type="float">
            <text:p>9</text:p>
          </table:table-cell>
          <table:table-cell table:style-name="ce2" table:number-columns-repeated="5"/>
          <table:table-cell table:formula="of:=[.B6]*[.C6]*(1+([.D6]-[.$E$7]-1)*0.05)*(21+[.E6]-[.$D$7])*0.05" office:value-type="float" office:value="1223.768" calcext:value-type="float">
            <text:p>122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formula="of:=[.B7]/5" office:value-type="float" office:value="17.2" calcext:value-type="float">
            <text:p>17.2</text:p>
          </table:table-cell>
          <table:table-cell office:value-type="float" office:value="16" calcext:value-type="float">
            <text:p>16</text:p>
          </table:table-cell>
          <table:table-cell table:formula="of:=[.D7]-7" office:value-type="float" office:value="9" calcext:value-type="float">
            <text:p>9</text:p>
          </table:table-cell>
          <table:table-cell table:style-name="ce2" table:number-columns-repeated="5"/>
          <table:table-cell table:formula="of:=[.B7]*[.C7]*(1+([.D7]-[.$E$7]-1)*0.05)*(21+[.E7]-[.$D$7])*0.05" office:value-type="float" office:value="1346.072" calcext:value-type="float">
            <text:p>134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[.B8]/5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D8]-7" office:value-type="float" office:value="9" calcext:value-type="float">
            <text:p>9</text:p>
          </table:table-cell>
          <table:table-cell table:style-name="ce2" table:number-columns-repeated="5"/>
          <table:table-cell table:formula="of:=[.B8]*[.C8]*(1+([.D8]-[.$E$7]-1)*0.05)*(21+[.E8]-[.$D$7])*0.05" office:value-type="float" office:value="1474.2" calcext:value-type="float">
            <text:p>147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table:formula="of:=[.B9]/5" office:value-type="float" office:value="18.8" calcext:value-type="float">
            <text:p>18.8</text:p>
          </table:table-cell>
          <table:table-cell office:value-type="float" office:value="17" calcext:value-type="float">
            <text:p>17</text:p>
          </table:table-cell>
          <table:table-cell table:formula="of:=[.D9]-7" office:value-type="float" office:value="10" calcext:value-type="float">
            <text:p>10</text:p>
          </table:table-cell>
          <table:table-cell table:style-name="ce2" table:number-columns-repeated="5"/>
          <table:table-cell table:formula="of:=[.B9]*[.C9]*(1+([.D9]-[.$E$7]-1)*0.05)*(21+[.E9]-[.$D$7])*0.05" office:value-type="float" office:value="1789.29" calcext:value-type="float">
            <text:p>1789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table:formula="of:=[.B10]/5" office:value-type="float" office:value="19.6" calcext:value-type="float">
            <text:p>19.6</text:p>
          </table:table-cell>
          <table:table-cell office:value-type="float" office:value="17" calcext:value-type="float">
            <text:p>17</text:p>
          </table:table-cell>
          <table:table-cell table:formula="of:=[.D10]-7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formula="of:=[.B11]/5" office:value-type="float" office:value="20.4" calcext:value-type="float">
            <text:p>20.4</text:p>
          </table:table-cell>
          <table:table-cell office:value-type="float" office:value="17" calcext:value-type="float">
            <text:p>17</text:p>
          </table:table-cell>
          <table:table-cell table:formula="of:=[.D11]-7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Increase:</text:p>
          </table:table-cell>
          <table:table-cell table:style-name="ce4" table:formula="of:=[.K6]/[.K5] -1" office:value-type="percentage" office:value="0.237817225509533" calcext:value-type="percentage">
            <text:p>23.78%</text:p>
          </table:table-cell>
          <table:table-cell table:style-name="ce2" table:number-columns-repeated="3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formula="of:=[.B12]/5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D12]-7" office:value-type="float" office:value="11" calcext:value-type="float">
            <text:p>11</text:p>
          </table:table-cell>
          <table:table-cell table:style-name="ce2" table:number-columns-repeated="6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2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11]-[.C10]" office:value-type="float" office:value="0.799999999999997" calcext:value-type="float">
            <text:p>0.799999999999997</text:p>
          </table:table-cell>
          <table:table-cell table:formula="of:=AVERAGE([.D18:.D26])" office:value-type="float" office:value="0.333333333333333" calcext:value-type="float">
            <text:p>0.333333333333333</text:p>
          </table:table-cell>
          <table:table-cell table:formula="of:=[.D15]" office:value-type="float" office:value="0.333333333333333" calcext:value-type="float">
            <text:p>0.333333333333333</text:p>
          </table:table-cell>
          <table:table-cell table:style-name="ce2" table:number-columns-repeated="6"/>
          <table:table-cell table:number-columns-repeated="10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"/>
        </table:table-row>
        <table:table-row table:style-name="ro2">
          <table:table-cell table:number-columns-repeated="10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 table:number-rows-repeated="3">
          <table:table-cell table:number-columns-repeated="10"/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Enemies</text:p>
          </table:table-cell>
          <table:table-cell table:number-columns-repeated="9"/>
          <table:table-cell table:style-name="Default"/>
          <table:table-cell table:number-columns-repeated="10"/>
        </table:table-row>
        <table:table-row table:style-name="ro2">
          <table:table-cell table:number-columns-repeated="10"/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Challenge rat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/>
          <table:table-cell table:style-name="ce3" office:value-type="string" calcext:value-type="string">
            <text:p>Number</text:p>
          </table:table-cell>
          <table:table-cell office:value-type="string" calcext:value-type="string">
            <text:p>3 players</text:p>
          </table:table-cell>
          <table:table-cell table:style-name="ce5" office:value-type="string" calcext:value-type="string">
            <text:p>2 players</text:p>
          </table:table-cell>
          <table:table-cell table:style-name="ce3" office:value-type="string" calcext:value-type="string">
            <text:p>Example</text:p>
          </table:table-cell>
          <table:table-cell table:style-name="Default" office:value-type="string" calcext:value-type="string">
            <text:p>Challenge points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$K$6]*9/[.$K$33]" office:value-type="float" office:value="5506.956" calcext:value-type="float">
            <text:p>5507</text:p>
          </table:table-cell>
          <table:table-cell table:style-name="ce7" table:formula="of:=[.$K$6]*3*SQRT(3)/[.K33]" office:value-type="float" office:value="3179.44252901542" calcext:value-type="float">
            <text:p>3179</text:p>
          </table:table-cell>
          <table:table-cell table:style-name="ce7" table:formula="of:=[.$K$6]*3/[.K33]" office:value-type="float" office:value="1835.652" calcext:value-type="float">
            <text:p>1836</text:p>
          </table:table-cell>
          <table:table-cell office:value-type="string" calcext:value-type="string">
            <text:p>Chicken</text:p>
          </table:table-cell>
          <table:table-cell table:formula="of:=[.B33]*[.C33]*(1+0)*(21+[.E33]-[.D7])*0.05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7" table:formula="of:=[.B34]/7" office:value-type="float" office:value="2.28571428571429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[.$K$6]*9/[.K34]" office:value-type="float" office:value="1204.646625" calcext:value-type="float">
            <text:p>1205</text:p>
          </table:table-cell>
          <table:table-cell table:style-name="ce7" table:formula="of:=[.$K$6]*3*SQRT(3)/[.K34]" office:value-type="float" office:value="695.503053222124" calcext:value-type="float">
            <text:p>696</text:p>
          </table:table-cell>
          <table:table-cell table:style-name="ce7" table:formula="of:=[.$K$6]*3/[.K34]" office:value-type="float" office:value="401.548875" calcext:value-type="float">
            <text:p>402</text:p>
          </table:table-cell>
          <table:table-cell office:value-type="string" calcext:value-type="string">
            <text:p>Commoner</text:p>
          </table:table-cell>
          <table:table-cell table:formula="of:=[.B34]*[.C34]*(1+0)*(21+[.E34]-[.D8])*0.05" office:value-type="float" office:value="9.14285714285714" calcext:value-type="float">
            <text:p>9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7" table:formula="of:=[.B35]/7" office:value-type="float" office:value="3.4285714285714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35]-10" office:value-type="float" office:value="0" calcext:value-type="float">
            <text:p>0</text:p>
          </table:table-cell>
          <table:table-cell/>
          <table:table-cell table:style-name="ce7" table:formula="of:=[.$K$6]*9/[.K35]" office:value-type="float" office:value="535.3985" calcext:value-type="float">
            <text:p>535</text:p>
          </table:table-cell>
          <table:table-cell table:style-name="ce7" table:formula="of:=[.$K$6]*3*SQRT(3)/[.K35]" office:value-type="float" office:value="309.112468098722" calcext:value-type="float">
            <text:p>309</text:p>
          </table:table-cell>
          <table:table-cell table:style-name="ce7" table:formula="of:=[.$K$6]*3/[.K35]" office:value-type="float" office:value="178.466166666667" calcext:value-type="float">
            <text:p>178</text:p>
          </table:table-cell>
          <table:table-cell office:value-type="string" calcext:value-type="string">
            <text:p>Goblin</text:p>
          </table:table-cell>
          <table:table-cell table:formula="of:=[.B35]*[.C35]*1*(21+[.E35]-[.D7])*0.05" office:value-type="float" office:value="20.5714285714286" calcext:value-type="float">
            <text:p>21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7" table:formula="of:=[.B36]/7" office:value-type="float" office:value="4.57142857142857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D36]-10" office:value-type="float" office:value="2" calcext:value-type="float">
            <text:p>2</text:p>
          </table:table-cell>
          <table:table-cell/>
          <table:table-cell table:style-name="ce7" table:formula="of:=[.$K$6]*9/[.K36]" office:value-type="float" office:value="195.559517045455" calcext:value-type="float">
            <text:p>196</text:p>
          </table:table-cell>
          <table:table-cell table:style-name="ce7" table:formula="of:=[.$K$6]*3*SQRT(3)/[.K36]" office:value-type="float" office:value="112.906339808786" calcext:value-type="float">
            <text:p>113</text:p>
          </table:table-cell>
          <table:table-cell table:style-name="ce7" table:formula="of:=[.$K$6]*3/[.K36]" office:value-type="float" office:value="65.1865056818182" calcext:value-type="float">
            <text:p>65</text:p>
          </table:table-cell>
          <table:table-cell office:value-type="string" calcext:value-type="string">
            <text:p>Bandit</text:p>
          </table:table-cell>
          <table:table-cell table:formula="of:=[.B36]*[.C36]*(1+([.D36]-[.$E$7]-1)*0.05)*(21+[.E36]-[.$D$7])*0.05" office:value-type="float" office:value="56.32" calcext:value-type="float">
            <text:p>56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7" table:formula="of:=[.B37]/7" office:value-type="float" office:value="5.71428571428571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37]-10" office:value-type="float" office:value="2" calcext:value-type="float">
            <text:p>2</text:p>
          </table:table-cell>
          <table:table-cell/>
          <table:table-cell table:style-name="ce7" table:formula="of:=[.$K$6]*9/[.K37]" office:value-type="float" office:value="125.158090909091" calcext:value-type="float">
            <text:p>125</text:p>
          </table:table-cell>
          <table:table-cell table:style-name="ce7" table:formula="of:=[.$K$6]*3*SQRT(3)/[.K37]" office:value-type="float" office:value="72.2600574776233" calcext:value-type="float">
            <text:p>72</text:p>
          </table:table-cell>
          <table:table-cell table:style-name="ce7" table:formula="of:=[.$K$6]*3/[.K37]" office:value-type="float" office:value="41.7193636363636" calcext:value-type="float">
            <text:p>42</text:p>
          </table:table-cell>
          <table:table-cell office:value-type="string" calcext:value-type="string">
            <text:p>Town guard</text:p>
          </table:table-cell>
          <table:table-cell table:formula="of:=[.B37]*[.C37]*(1+([.D37]-[.$E$7]-1)*0.05)*(21+[.E37]-[.$D$7])*0.05" office:value-type="float" office:value="88" calcext:value-type="float">
            <text:p>88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style-name="ce7" table:formula="of:=[.B38]/7" office:value-type="float" office:value="6.85714285714286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D38]-10" office:value-type="float" office:value="3" calcext:value-type="float">
            <text:p>3</text:p>
          </table:table-cell>
          <table:table-cell/>
          <table:table-cell table:style-name="ce7" table:formula="of:=[.$K$6]*9/[.K38]" office:value-type="float" office:value="72.7443614130435" calcext:value-type="float">
            <text:p>73</text:p>
          </table:table-cell>
          <table:table-cell table:style-name="ce7" table:formula="of:=[.$K$6]*3*SQRT(3)/[.K38]" office:value-type="float" office:value="41.9989766438481" calcext:value-type="float">
            <text:p>42</text:p>
          </table:table-cell>
          <table:table-cell table:style-name="ce7" table:formula="of:=[.$K$6]*3/[.K38]" office:value-type="float" office:value="24.2481204710145" calcext:value-type="float">
            <text:p>24</text:p>
          </table:table-cell>
          <table:table-cell office:value-type="string" calcext:value-type="string">
            <text:p>Orc</text:p>
          </table:table-cell>
          <table:table-cell table:formula="of:=[.B38]*[.C38]*(1+([.D38]-[.$E$7]-1)*0.05)*(21+[.E38]-[.$D$7])*0.05" office:value-type="float" office:value="151.405714285714" calcext:value-type="float">
            <text:p>151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style-name="ce7" table:formula="of:=[.B39]/7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D39]-10" office:value-type="float" office:value="3" calcext:value-type="float">
            <text:p>3</text:p>
          </table:table-cell>
          <table:table-cell/>
          <table:table-cell table:style-name="ce7" table:formula="of:=[.$K$6]*9/[.K39]" office:value-type="float" office:value="53.4448369565218" calcext:value-type="float">
            <text:p>53</text:p>
          </table:table-cell>
          <table:table-cell table:style-name="ce7" table:formula="of:=[.$K$6]*3*SQRT(3)/[.K39]" office:value-type="float" office:value="30.8563910036435" calcext:value-type="float">
            <text:p>31</text:p>
          </table:table-cell>
          <table:table-cell table:style-name="ce7" table:formula="of:=[.$K$6]*3/[.K39]" office:value-type="float" office:value="17.8149456521739" calcext:value-type="float">
            <text:p>18</text:p>
          </table:table-cell>
          <table:table-cell office:value-type="string" calcext:value-type="string">
            <text:p>Soldier</text:p>
          </table:table-cell>
          <table:table-cell table:formula="of:=[.B39]*[.C39]*(1+([.D39]-[.$E$7]-1)*0.05)*(21+[.E39]-[.$D$7])*0.05" office:value-type="float" office:value="206.08" calcext:value-type="float">
            <text:p>206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7" table:formula="of:=[.B40]/7" office:value-type="float" office:value="9.14285714285714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D40]-10" office:value-type="float" office:value="4" calcext:value-type="float">
            <text:p>4</text:p>
          </table:table-cell>
          <table:table-cell/>
          <table:table-cell table:style-name="ce7" table:formula="of:=[.$K$6]*9/[.K40]" office:value-type="float" office:value="34.8566731770833" calcext:value-type="float">
            <text:p>35</text:p>
          </table:table-cell>
          <table:table-cell table:style-name="ce7" table:formula="of:=[.$K$6]*3*SQRT(3)/[.K40]" office:value-type="float" office:value="20.1245096418439" calcext:value-type="float">
            <text:p>20</text:p>
          </table:table-cell>
          <table:table-cell table:style-name="ce7" table:formula="of:=[.$K$6]*3/[.K40]" office:value-type="float" office:value="11.6188910590278" calcext:value-type="float">
            <text:p>12</text:p>
          </table:table-cell>
          <table:table-cell office:value-type="string" calcext:value-type="string">
            <text:p>Brown bear</text:p>
          </table:table-cell>
          <table:table-cell table:formula="of:=[.B40]*[.C40]*(1+([.D40]-[.$E$7]-1)*0.05)*(21+[.E40]-[.$D$7])*0.05" office:value-type="float" office:value="315.977142857143" calcext:value-type="float">
            <text:p>316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style-name="ce7" table:formula="of:=[.B41]/7" office:value-type="float" office:value="10.2857142857143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D41]-10" office:value-type="float" office:value="4" calcext:value-type="float">
            <text:p>4</text:p>
          </table:table-cell>
          <table:table-cell/>
          <table:table-cell table:style-name="ce7" table:formula="of:=[.$K$6]*9/[.K41]" office:value-type="float" office:value="27.5410751028807" calcext:value-type="float">
            <text:p>28</text:p>
          </table:table-cell>
          <table:table-cell table:style-name="ce7" table:formula="of:=[.$K$6]*3*SQRT(3)/[.K41]" office:value-type="float" office:value="15.9008471244198" calcext:value-type="float">
            <text:p>16</text:p>
          </table:table-cell>
          <table:table-cell table:style-name="ce7" table:formula="of:=[.$K$6]*3/[.K41]" office:value-type="float" office:value="9.18035836762688" calcext:value-type="float">
            <text:p>9</text:p>
          </table:table-cell>
          <table:table-cell office:value-type="string" calcext:value-type="string">
            <text:p>Bandit captain</text:p>
          </table:table-cell>
          <table:table-cell table:formula="of:=[.B41]*[.C41]*(1+([.D41]-[.$E$7]-1)*0.05)*(21+[.E41]-[.$D$7])*0.05" office:value-type="float" office:value="399.908571428572" calcext:value-type="float">
            <text:p>400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7" table:formula="of:=[.B42]/7" office:value-type="float" office:value="11.4285714285714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D42]-10" office:value-type="float" office:value="5" calcext:value-type="float">
            <text:p>5</text:p>
          </table:table-cell>
          <table:table-cell/>
          <table:table-cell table:style-name="ce7" table:formula="of:=[.$K$6]*9/[.K42]" office:value-type="float" office:value="19.274346" calcext:value-type="float">
            <text:p>19</text:p>
          </table:table-cell>
          <table:table-cell table:style-name="ce7" table:formula="of:=[.$K$6]*3*SQRT(3)/[.K42]" office:value-type="float" office:value="11.128048851554" calcext:value-type="float">
            <text:p>11</text:p>
          </table:table-cell>
          <table:table-cell table:style-name="ce7" table:formula="of:=[.$K$6]*3/[.K42]" office:value-type="float" office:value="6.424782" calcext:value-type="float">
            <text:p>6</text:p>
          </table:table-cell>
          <table:table-cell office:value-type="string" calcext:value-type="string">
            <text:p>Ogre</text:p>
          </table:table-cell>
          <table:table-cell table:formula="of:=[.B42]*[.C42]*(1+([.D42]-[.$E$7]-1)*0.05)*(21+[.E42]-[.$D$7])*0.05" office:value-type="float" office:value="571.428571428571" calcext:value-type="float">
            <text:p>571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style-name="ce7" table:formula="of:=[.B43]/7" office:value-type="float" office:value="12.5714285714286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D43]-10" office:value-type="float" office:value="5" calcext:value-type="float">
            <text:p>5</text:p>
          </table:table-cell>
          <table:table-cell/>
          <table:table-cell table:style-name="ce7" table:formula="of:=[.$K$6]*9/[.K43]" office:value-type="float" office:value="15.9292115702479" calcext:value-type="float">
            <text:p>16</text:p>
          </table:table-cell>
          <table:table-cell table:style-name="ce7" table:formula="of:=[.$K$6]*3*SQRT(3)/[.K43]" office:value-type="float" office:value="9.19673458806115" calcext:value-type="float">
            <text:p>9</text:p>
          </table:table-cell>
          <table:table-cell table:style-name="ce7" table:formula="of:=[.$K$6]*3/[.K43]" office:value-type="float" office:value="5.30973719008265" calcext:value-type="float">
            <text:p>5</text:p>
          </table:table-cell>
          <table:table-cell office:value-type="string" calcext:value-type="string">
            <text:p>Werewolf</text:p>
          </table:table-cell>
          <table:table-cell table:formula="of:=[.B43]*[.C43]*(1+([.D43]-[.$E$7]-1)*0.05)*(21+[.E43]-[.$D$7])*0.05" office:value-type="float" office:value="691.428571428571" calcext:value-type="float">
            <text:p>691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style-name="ce7" table:formula="of:=[.B44]/7" office:value-type="float" office:value="13.7142857142857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D44]-10" office:value-type="float" office:value="5" calcext:value-type="float">
            <text:p>5</text:p>
          </table:table-cell>
          <table:table-cell/>
          <table:table-cell table:style-name="ce7" table:formula="of:=[.$K$6]*9/[.K44]" office:value-type="float" office:value="13.3849625" calcext:value-type="float">
            <text:p>13</text:p>
          </table:table-cell>
          <table:table-cell table:style-name="ce7" table:formula="of:=[.$K$6]*3*SQRT(3)/[.K44]" office:value-type="float" office:value="7.72781170246805" calcext:value-type="float">
            <text:p>8</text:p>
          </table:table-cell>
          <table:table-cell table:style-name="ce7" table:formula="of:=[.$K$6]*3/[.K44]" office:value-type="float" office:value="4.46165416666667" calcext:value-type="float">
            <text:p>4</text:p>
          </table:table-cell>
          <table:table-cell office:value-type="string" calcext:value-type="string">
            <text:p>Elite soldier</text:p>
          </table:table-cell>
          <table:table-cell table:formula="of:=[.B44]*[.C44]*(1+([.D44]-[.$E$7]-1)*0.05)*(21+[.E44]-[.$D$7])*0.05" office:value-type="float" office:value="822.857142857143" calcext:value-type="float">
            <text:p>823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table:style-name="ce7" table:formula="of:=[.B45]/7" office:value-type="float" office:value="14.8571428571429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D45]-10" office:value-type="float" office:value="6" calcext:value-type="float">
            <text:p>6</text:p>
          </table:table-cell>
          <table:table-cell/>
          <table:table-cell table:style-name="ce7" table:formula="of:=[.$K$6]*9/[.K45]" office:value-type="float" office:value="9.96935180204411" calcext:value-type="float">
            <text:p>10</text:p>
          </table:table-cell>
          <table:table-cell table:style-name="ce7" table:formula="of:=[.$K$6]*3*SQRT(3)/[.K45]" office:value-type="float" office:value="5.75580794655625" calcext:value-type="float">
            <text:p>6</text:p>
          </table:table-cell>
          <table:table-cell table:style-name="ce7" table:formula="of:=[.$K$6]*3/[.K45]" office:value-type="float" office:value="3.32311726734804" calcext:value-type="float">
            <text:p>3</text:p>
          </table:table-cell>
          <table:table-cell office:value-type="string" calcext:value-type="string">
            <text:p>Giant crocodile</text:p>
          </table:table-cell>
          <table:table-cell table:formula="of:=[.B45]*[.C45]*(1+([.D45]-[.$E$7]-1)*0.05)*(21+[.E45]-[.$D$7])*0.05" office:value-type="float" office:value="1104.77714285714" calcext:value-type="float">
            <text:p>1105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table:style-name="ce7" table:formula="of:=[.B46]/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[.D46]-10" office:value-type="float" office:value="6" calcext:value-type="float">
            <text:p>6</text:p>
          </table:table-cell>
          <table:table-cell/>
          <table:table-cell table:style-name="ce7" table:formula="of:=[.$K$6]*9/[.K46]" office:value-type="float" office:value="8.59602272727273" calcext:value-type="float">
            <text:p>9</text:p>
          </table:table-cell>
          <table:table-cell table:style-name="ce7" table:formula="of:=[.$K$6]*3*SQRT(3)/[.K46]" office:value-type="float" office:value="4.96291603555105" calcext:value-type="float">
            <text:p>5</text:p>
          </table:table-cell>
          <table:table-cell table:style-name="ce7" table:formula="of:=[.$K$6]*3/[.K46]" office:value-type="float" office:value="2.86534090909091" calcext:value-type="float">
            <text:p>3</text:p>
          </table:table-cell>
          <table:table-cell office:value-type="string" calcext:value-type="string">
            <text:p>Red drake</text:p>
          </table:table-cell>
          <table:table-cell table:formula="of:=[.B46]*[.C46]*(1+([.D46]-[.$E$7]-1)*0.05)*(21+[.E46]-[.$D$7])*0.05" office:value-type="float" office:value="1281.28" calcext:value-type="float">
            <text:p>1281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style-name="ce7" table:formula="of:=[.B47]/7" office:value-type="float" office:value="17.1428571428571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[.D47]-10" office:value-type="float" office:value="6" calcext:value-type="float">
            <text:p>6</text:p>
          </table:table-cell>
          <table:table-cell/>
          <table:table-cell table:style-name="ce7" table:formula="of:=[.$K$6]*9/[.K47]" office:value-type="float" office:value="7.48809090909091" calcext:value-type="float">
            <text:p>7</text:p>
          </table:table-cell>
          <table:table-cell table:style-name="ce7" table:formula="of:=[.$K$6]*3*SQRT(3)/[.K47]" office:value-type="float" office:value="4.32325130208003" calcext:value-type="float">
            <text:p>4</text:p>
          </table:table-cell>
          <table:table-cell table:style-name="ce7" table:formula="of:=[.$K$6]*3/[.K47]" office:value-type="float" office:value="2.4960303030303" calcext:value-type="float">
            <text:p>2</text:p>
          </table:table-cell>
          <table:table-cell office:value-type="string" calcext:value-type="string">
            <text:p>Yeti</text:p>
          </table:table-cell>
          <table:table-cell table:formula="of:=[.B47]*[.C47]*(1+([.D47]-[.$E$7]-1)*0.05)*(21+[.E47]-[.$D$7])*0.05" office:value-type="float" office:value="1470.85714285714" calcext:value-type="float">
            <text:p>1471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style-name="ce7" table:formula="of:=[.B48]/7" office:value-type="float" office:value="18.2857142857143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D48]-10" office:value-type="float" office:value="7" calcext:value-type="float">
            <text:p>7</text:p>
          </table:table-cell>
          <table:table-cell/>
          <table:table-cell table:style-name="ce7" table:formula="of:=[.$K$6]*9/[.K48]" office:value-type="float" office:value="5.80944552951389" calcext:value-type="float">
            <text:p>6</text:p>
          </table:table-cell>
          <table:table-cell table:style-name="ce7" table:formula="of:=[.$K$6]*3*SQRT(3)/[.K48]" office:value-type="float" office:value="3.35408494030731" calcext:value-type="float">
            <text:p>3</text:p>
          </table:table-cell>
          <table:table-cell table:style-name="ce7" table:formula="of:=[.$K$6]*3/[.K48]" office:value-type="float" office:value="1.9364818431713" calcext:value-type="float">
            <text:p>2</text:p>
          </table:table-cell>
          <table:table-cell office:value-type="string" calcext:value-type="string">
            <text:p>Mammoth</text:p>
          </table:table-cell>
          <table:table-cell table:formula="of:=[.B48]*[.C48]*(1+([.D48]-[.$E$7]-1)*0.05)*(21+[.E48]-[.$D$7])*0.05" office:value-type="float" office:value="1895.86285714286" calcext:value-type="float">
            <text:p>1896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table:style-name="ce7" table:formula="of:=[.B49]/7" office:value-type="float" office:value="19.4285714285714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D49]-10" office:value-type="float" office:value="7" calcext:value-type="float">
            <text:p>7</text:p>
          </table:table-cell>
          <table:table-cell/>
          <table:table-cell table:style-name="ce7" table:formula="of:=[.$K$6]*9/[.K49]" office:value-type="float" office:value="5.14608323721646" calcext:value-type="float">
            <text:p>5</text:p>
          </table:table-cell>
          <table:table-cell table:style-name="ce7" table:formula="of:=[.$K$6]*3*SQRT(3)/[.K49]" office:value-type="float" office:value="2.97109254227914" calcext:value-type="float">
            <text:p>3</text:p>
          </table:table-cell>
          <table:table-cell table:style-name="ce7" table:formula="of:=[.$K$6]*3/[.K49]" office:value-type="float" office:value="1.71536107907215" calcext:value-type="float">
            <text:p>2</text:p>
          </table:table-cell>
          <table:table-cell office:value-type="string" calcext:value-type="string">
            <text:p>Chimera</text:p>
          </table:table-cell>
          <table:table-cell table:formula="of:=[.B49]*[.C49]*(1+([.D49]-[.$E$7]-1)*0.05)*(21+[.E49]-[.$D$7])*0.05" office:value-type="float" office:value="2140.25142857143" calcext:value-type="float">
            <text:p>2140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table:style-name="ce7" table:formula="of:=[.B50]/7" office:value-type="float" office:value="20.5714285714286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D50]-10" office:value-type="float" office:value="7" calcext:value-type="float">
            <text:p>7</text:p>
          </table:table-cell>
          <table:table-cell/>
          <table:table-cell table:style-name="ce7" table:formula="of:=[.$K$6]*9/[.K50]" office:value-type="float" office:value="4.59017918381344" calcext:value-type="float">
            <text:p>5</text:p>
          </table:table-cell>
          <table:table-cell table:style-name="ce7" table:formula="of:=[.$K$6]*3*SQRT(3)/[.K50]" office:value-type="float" office:value="2.65014118740331" calcext:value-type="float">
            <text:p>3</text:p>
          </table:table-cell>
          <table:table-cell table:style-name="ce7" table:formula="of:=[.$K$6]*3/[.K50]" office:value-type="float" office:value="1.53005972793781" calcext:value-type="float">
            <text:p>2</text:p>
          </table:table-cell>
          <table:table-cell office:value-type="string" calcext:value-type="string">
            <text:p>Triceratops</text:p>
          </table:table-cell>
          <table:table-cell table:formula="of:=[.B50]*[.C50]*(1+([.D50]-[.$E$7]-1)*0.05)*(21+[.E50]-[.$D$7])*0.05" office:value-type="float" office:value="2399.45142857143" calcext:value-type="float">
            <text:p>2399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style-name="ce7" table:formula="of:=[.B51]/7" office:value-type="float" office:value="21.7142857142857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D51]-10" office:value-type="float" office:value="8" calcext:value-type="float">
            <text:p>8</text:p>
          </table:table-cell>
          <table:table-cell/>
          <table:table-cell table:style-name="ce7" table:formula="of:=[.$K$6]*9/[.K51]" office:value-type="float" office:value="3.66700138504155" calcext:value-type="float">
            <text:p>4</text:p>
          </table:table-cell>
          <table:table-cell table:style-name="ce7" table:formula="of:=[.$K$6]*3*SQRT(3)/[.K51]" office:value-type="float" office:value="2.11714423677247" calcext:value-type="float">
            <text:p>2</text:p>
          </table:table-cell>
          <table:table-cell table:style-name="ce7" table:formula="of:=[.$K$6]*3/[.K51]" office:value-type="float" office:value="1.22233379501385" calcext:value-type="float">
            <text:p>1</text:p>
          </table:table-cell>
          <table:table-cell office:value-type="string" calcext:value-type="string">
            <text:p>Giant</text:p>
          </table:table-cell>
          <table:table-cell table:formula="of:=[.B51]*[.C51]*(1+([.D51]-[.$E$7]-1)*0.05)*(21+[.E51]-[.$D$7])*0.05" office:value-type="float" office:value="3003.52" calcext:value-type="float">
            <text:p>3004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style-name="ce7" table:formula="of:=[.B52]/7" office:value-type="float" office:value="22.8571428571429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D52]-10" office:value-type="float" office:value="8" calcext:value-type="float">
            <text:p>8</text:p>
          </table:table-cell>
          <table:table-cell/>
          <table:table-cell table:style-name="ce7" table:formula="of:=[.$K$6]*9/[.K52]" office:value-type="float" office:value="3.30946875" calcext:value-type="float">
            <text:p>3</text:p>
          </table:table-cell>
          <table:table-cell table:style-name="ce7" table:formula="of:=[.$K$6]*3*SQRT(3)/[.K52]" office:value-type="float" office:value="1.91072267368715" calcext:value-type="float">
            <text:p>2</text:p>
          </table:table-cell>
          <table:table-cell table:style-name="ce7" table:formula="of:=[.$K$6]*3/[.K52]" office:value-type="float" office:value="1.10315625" calcext:value-type="float">
            <text:p>1</text:p>
          </table:table-cell>
          <table:table-cell office:value-type="string" calcext:value-type="string">
            <text:p>Vampire</text:p>
          </table:table-cell>
          <table:table-cell table:formula="of:=[.B52]*[.C52]*(1+([.D52]-[.$E$7]-1)*0.05)*(21+[.E52]-[.$D$7])*0.05" office:value-type="float" office:value="3328" calcext:value-type="float">
            <text:p>3328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table:style-name="ce7" table:formula="of:=[.B53]/7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D53]-10" office:value-type="float" office:value="8" calcext:value-type="float">
            <text:p>8</text:p>
          </table:table-cell>
          <table:table-cell/>
          <table:table-cell table:style-name="ce7" table:formula="of:=[.$K$6]*9/[.K53]" office:value-type="float" office:value="3.00178571428571" calcext:value-type="float">
            <text:p>3</text:p>
          </table:table-cell>
          <table:table-cell table:style-name="ce7" table:formula="of:=[.$K$6]*3*SQRT(3)/[.K53]" office:value-type="float" office:value="1.73308179019243" calcext:value-type="float">
            <text:p>2</text:p>
          </table:table-cell>
          <table:table-cell table:style-name="ce7" table:formula="of:=[.$K$6]*3/[.K53]" office:value-type="float" office:value="1.00059523809524" calcext:value-type="float">
            <text:p>1</text:p>
          </table:table-cell>
          <table:table-cell office:value-type="string" calcext:value-type="string">
            <text:p>T. Rex</text:p>
          </table:table-cell>
          <table:table-cell table:formula="of:=[.B53]*[.C53]*(1+([.D53]-[.$E$7]-1)*0.05)*(21+[.E53]-[.$D$7])*0.05" office:value-type="float" office:value="3669.12" calcext:value-type="float">
            <text:p>3669</text:p>
          </table:table-cell>
          <table:table-cell table:number-columns-repeated="1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table:style-name="ce7" table:formula="of:=[.B54]/7" office:value-type="float" office:value="25.1428571428571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[.D54]-10" office:value-type="float" office:value="9" calcext:value-type="float">
            <text:p>9</text:p>
          </table:table-cell>
          <table:table-cell/>
          <table:table-cell table:style-name="ce7" table:formula="of:=[.$K$6]*9/[.K54]" office:value-type="float" office:value="2.45215695354802" calcext:value-type="float">
            <text:p>2</text:p>
          </table:table-cell>
          <table:table-cell table:style-name="ce7" table:formula="of:=[.$K$6]*3*SQRT(3)/[.K54]" office:value-type="float" office:value="1.41575347722616" calcext:value-type="float">
            <text:p>1</text:p>
          </table:table-cell>
          <table:table-cell table:style-name="ce7" table:formula="of:=[.$K$6]*3/[.K54]" office:value-type="float" office:value="0.817385651182673" calcext:value-type="float">
            <text:p>1</text:p>
          </table:table-cell>
          <table:table-cell office:value-type="string" calcext:value-type="string">
            <text:p>Sea serpent</text:p>
          </table:table-cell>
          <table:table-cell table:formula="of:=[.B54]*[.C54]*(1+([.D54]-[.$E$7]-1)*0.05)*(21+[.E54]-[.$D$7])*0.05" office:value-type="float" office:value="4491.52" calcext:value-type="float">
            <text:p>4492</text:p>
          </table:table-cell>
          <table:table-cell table:number-columns-repeated="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84" calcext:value-type="float">
            <text:p>184</text:p>
          </table:table-cell>
          <table:table-cell table:style-name="ce7" table:formula="of:=[.B55]/7" office:value-type="float" office:value="26.2857142857143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D55]-10" office:value-type="float" office:value="9" calcext:value-type="float">
            <text:p>9</text:p>
          </table:table-cell>
          <table:table-cell/>
          <table:table-cell table:style-name="ce7" table:formula="of:=[.$K$6]*9/[.K55]" office:value-type="float" office:value="2.24356137148817" calcext:value-type="float">
            <text:p>2</text:p>
          </table:table-cell>
          <table:table-cell table:style-name="ce7" table:formula="of:=[.$K$6]*3*SQRT(3)/[.K55]" office:value-type="float" office:value="1.29532076177214" calcext:value-type="float">
            <text:p>1</text:p>
          </table:table-cell>
          <table:table-cell table:style-name="ce7" table:formula="of:=[.$K$6]*3/[.K55]" office:value-type="float" office:value="0.747853790496056" calcext:value-type="float">
            <text:p>1</text:p>
          </table:table-cell>
          <table:table-cell office:value-type="string" calcext:value-type="string">
            <text:p>Adult dragon</text:p>
          </table:table-cell>
          <table:table-cell table:formula="of:=[.B55]*[.C55]*(1+([.D55]-[.$E$7]-1)*0.05)*(21+[.E55]-[.$D$7])*0.05" office:value-type="float" office:value="4909.12" calcext:value-type="float">
            <text:p>4909</text:p>
          </table:table-cell>
          <table:table-cell table:number-columns-repeated="1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table:style-name="ce7" table:formula="of:=[.B56]/7" office:value-type="float" office:value="27.4285714285714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D56]-10" office:value-type="float" office:value="9" calcext:value-type="float">
            <text:p>9</text:p>
          </table:table-cell>
          <table:table-cell/>
          <table:table-cell table:style-name="ce7" table:formula="of:=[.$K$6]*9/[.K56]" office:value-type="float" office:value="2.06049299568966" calcext:value-type="float">
            <text:p>2</text:p>
          </table:table-cell>
          <table:table-cell table:style-name="ce7" table:formula="of:=[.$K$6]*3*SQRT(3)/[.K56]" office:value-type="float" office:value="1.18962618572476" calcext:value-type="float">
            <text:p>1</text:p>
          </table:table-cell>
          <table:table-cell table:style-name="ce7" table:formula="of:=[.$K$6]*3/[.K56]" office:value-type="float" office:value="0.686830998563218" calcext:value-type="float">
            <text:p>1</text:p>
          </table:table-cell>
          <table:table-cell office:value-type="string" calcext:value-type="string">
            <text:p>Pit fiend</text:p>
          </table:table-cell>
          <table:table-cell table:formula="of:=[.B56]*[.C56]*(1+([.D56]-[.$E$7]-1)*0.05)*(21+[.E56]-[.$D$7])*0.05" office:value-type="float" office:value="5345.28" calcext:value-type="float">
            <text:p>5345</text:p>
          </table:table-cell>
          <table:table-cell table:number-columns-repeated="1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style-name="ce7" table:formula="of:=[.B57]/7" office:value-type="float" office:value="28.5714285714286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[.D57]-10" office:value-type="float" office:value="10" calcext:value-type="float">
            <text:p>10</text:p>
          </table:table-cell>
          <table:table-cell/>
          <table:table-cell table:style-name="ce7" table:formula="of:=[.$K$6]*9/[.K57]" office:value-type="float" office:value="1.7132752" calcext:value-type="float">
            <text:p>2</text:p>
          </table:table-cell>
          <table:table-cell table:style-name="ce7" table:formula="of:=[.$K$6]*3*SQRT(3)/[.K57]" office:value-type="float" office:value="0.98915989791591" calcext:value-type="float">
            <text:p>1</text:p>
          </table:table-cell>
          <table:table-cell table:style-name="ce7" table:formula="of:=[.$K$6]*3/[.K57]" office:value-type="float" office:value="0.571091733333333" calcext:value-type="float">
            <text:p>1</text:p>
          </table:table-cell>
          <table:table-cell office:value-type="string" calcext:value-type="string">
            <text:p>Balor</text:p>
          </table:table-cell>
          <table:table-cell table:formula="of:=[.B57]*[.C57]*(1+([.D57]-[.$E$7]-1)*0.05)*(21+[.E57]-[.$D$7])*0.05" office:value-type="float" office:value="6428.57142857143" calcext:value-type="float">
            <text:p>6429</text:p>
          </table:table-cell>
          <table:table-cell table:number-columns-repeated="1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style-name="ce7" table:formula="of:=[.B58]/7" office:value-type="float" office:value="29.7142857142857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[.D58]-10" office:value-type="float" office:value="10" calcext:value-type="float">
            <text:p>10</text:p>
          </table:table-cell>
          <table:table-cell/>
          <table:table-cell table:style-name="ce7" table:formula="of:=[.$K$6]*9/[.K58]" office:value-type="float" office:value="1.58401923076923" calcext:value-type="float">
            <text:p>2</text:p>
          </table:table-cell>
          <table:table-cell table:style-name="ce7" table:formula="of:=[.$K$6]*3*SQRT(3)/[.K58]" office:value-type="float" office:value="0.914533929286159" calcext:value-type="float">
            <text:p>1</text:p>
          </table:table-cell>
          <table:table-cell table:style-name="ce7" table:formula="of:=[.$K$6]*3/[.K58]" office:value-type="float" office:value="0.52800641025641" calcext:value-type="float">
            <text:p>1</text:p>
          </table:table-cell>
          <table:table-cell office:value-type="string" calcext:value-type="string">
            <text:p>Solar</text:p>
          </table:table-cell>
          <table:table-cell table:formula="of:=[.B58]*[.C58]*(1+([.D58]-[.$E$7]-1)*0.05)*(21+[.E58]-[.$D$7])*0.05" office:value-type="float" office:value="6953.14285714286" calcext:value-type="float">
            <text:p>6953</text:p>
          </table:table-cell>
          <table:table-cell table:number-columns-repeated="1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16" calcext:value-type="float">
            <text:p>216</text:p>
          </table:table-cell>
          <table:table-cell table:style-name="ce7" table:formula="of:=[.B59]/7" office:value-type="float" office:value="30.8571428571429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[.D59]-10" office:value-type="float" office:value="10" calcext:value-type="float">
            <text:p>10</text:p>
          </table:table-cell>
          <table:table-cell/>
          <table:table-cell table:style-name="ce7" table:formula="of:=[.$K$6]*9/[.K59]" office:value-type="float" office:value="1.4688573388203" calcext:value-type="float">
            <text:p>1</text:p>
          </table:table-cell>
          <table:table-cell table:style-name="ce7" table:formula="of:=[.$K$6]*3*SQRT(3)/[.K59]" office:value-type="float" office:value="0.848045179969059" calcext:value-type="float">
            <text:p>1</text:p>
          </table:table-cell>
          <table:table-cell table:style-name="ce7" table:formula="of:=[.$K$6]*3/[.K59]" office:value-type="float" office:value="0.489619112940101" calcext:value-type="float">
            <text:p>0</text:p>
          </table:table-cell>
          <table:table-cell office:value-type="string" calcext:value-type="string">
            <text:p>Lich</text:p>
          </table:table-cell>
          <table:table-cell table:formula="of:=[.B59]*[.C59]*(1+([.D59]-[.$E$7]-1)*0.05)*(21+[.E59]-[.$D$7])*0.05" office:value-type="float" office:value="7498.28571428572" calcext:value-type="float">
            <text:p>7498</text:p>
          </table:table-cell>
          <table:table-cell table:number-columns-repeated="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24" calcext:value-type="float">
            <text:p>224</text:p>
          </table:table-cell>
          <table:table-cell table:style-name="ce7" table:formula="of:=[.B60]/7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[.D60]-10" office:value-type="float" office:value="11" calcext:value-type="float">
            <text:p>11</text:p>
          </table:table-cell>
          <table:table-cell/>
          <table:table-cell table:style-name="ce7" table:formula="of:=[.$K$6]*9/[.K60]" office:value-type="float" office:value="1.23914440524194" calcext:value-type="float">
            <text:p>1</text:p>
          </table:table-cell>
          <table:table-cell table:style-name="ce7" table:formula="of:=[.$K$6]*3*SQRT(3)/[.K60]" office:value-type="float" office:value="0.71542035593125" calcext:value-type="float">
            <text:p>1</text:p>
          </table:table-cell>
          <table:table-cell table:style-name="ce7" table:formula="of:=[.$K$6]*3/[.K60]" office:value-type="float" office:value="0.413048135080645" calcext:value-type="float">
            <text:p>0</text:p>
          </table:table-cell>
          <table:table-cell office:value-type="string" calcext:value-type="string">
            <text:p>Kraken</text:p>
          </table:table-cell>
          <table:table-cell table:formula="of:=[.B60]*[.C60]*(1+([.D60]-[.$E$7]-1)*0.05)*(21+[.E60]-[.$D$7])*0.05" office:value-type="float" office:value="8888.32" calcext:value-type="float">
            <text:p>8888</text:p>
          </table:table-cell>
          <table:table-cell table:number-columns-repeated="1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32" calcext:value-type="float">
            <text:p>232</text:p>
          </table:table-cell>
          <table:table-cell table:style-name="ce7" table:formula="of:=[.B61]/7" office:value-type="float" office:value="33.1428571428571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[.D61]-10" office:value-type="float" office:value="11" calcext:value-type="float">
            <text:p>11</text:p>
          </table:table-cell>
          <table:table-cell/>
          <table:table-cell table:style-name="ce7" table:formula="of:=[.$K$6]*9/[.K61]" office:value-type="float" office:value="1.15515958823981" calcext:value-type="float">
            <text:p>1</text:p>
          </table:table-cell>
          <table:table-cell table:style-name="ce7" table:formula="of:=[.$K$6]*3*SQRT(3)/[.K61]" office:value-type="float" office:value="0.66693169922723" calcext:value-type="float">
            <text:p>1</text:p>
          </table:table-cell>
          <table:table-cell table:style-name="ce7" table:formula="of:=[.$K$6]*3/[.K61]" office:value-type="float" office:value="0.385053196079936" calcext:value-type="float">
            <text:p>0</text:p>
          </table:table-cell>
          <table:table-cell office:value-type="string" calcext:value-type="string">
            <text:p>Ancient dragon</text:p>
          </table:table-cell>
          <table:table-cell table:formula="of:=[.B61]*[.C61]*(1+([.D61]-[.$E$7]-1)*0.05)*(21+[.E61]-[.$D$7])*0.05" office:value-type="float" office:value="9534.53714285714" calcext:value-type="float">
            <text:p>9535</text:p>
          </table:table-cell>
          <table:table-cell table:number-columns-repeated="10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style-name="ce7" table:formula="of:=[.B62]/7" office:value-type="float" office:value="34.2857142857143" calcext:value-type="float">
            <text:p>3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ce7" table:formula="of:=[.$K$6]*9/[.K62]" office:value-type="float" office:value="0.984188419117647" calcext:value-type="float">
            <text:p>1</text:p>
          </table:table-cell>
          <table:table-cell table:style-name="ce7" table:formula="of:=[.$K$6]*3*SQRT(3)/[.K62]" office:value-type="float" office:value="0.568221448710886" calcext:value-type="float">
            <text:p>1</text:p>
          </table:table-cell>
          <table:table-cell table:style-name="ce7" table:formula="of:=[.$K$6]*3/[.K62]" office:value-type="float" office:value="0.328062806372549" calcext:value-type="float">
            <text:p>0</text:p>
          </table:table-cell>
          <table:table-cell office:value-type="string" calcext:value-type="string">
            <text:p>Demon lord</text:p>
          </table:table-cell>
          <table:table-cell table:formula="of:=[.B62]*[.C62]*(1+([.D62]-[.$E$7]-1)*0.05)*(21+[.E62]-[.$D$7])*0.05" office:value-type="float" office:value="11190.8571428571" calcext:value-type="float">
            <text:p>1119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[.B63]*[.C63]*(1+([.D63]-[.$E$7]-1)*0.05)*(21+[.E63]-[.$D$7])*0.05" office:value-type="float" office:value="518.7" calcext:value-type="float">
            <text:p>51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formula="of:=[.B64]*[.C64]*(1+([.D64]-[.$E$7]-1)*0.05)*(21+[.E64]-[.$D$7])*0.05" office:value-type="float" office:value="456.75" calcext:value-type="float">
            <text:p>45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vg increases</text:p>
          </table:table-cell>
          <table:table-cell office:value-type="float" office:value="2" calcext:value-type="float">
            <text:p>2</text:p>
          </table:table-cell>
          <table:table-cell table:formula="of:=[.C61]-[.C60]" office:value-type="float" office:value="1.14285714285715" calcext:value-type="float">
            <text:p>1.14285714285715</text:p>
          </table:table-cell>
          <table:table-cell table:formula="of:=AVERAGE([.D68:.D76])" office:value-type="float" office:value="0.555555555555556" calcext:value-type="float">
            <text:p>0.555555555555556</text:p>
          </table:table-cell>
          <table:table-cell table:formula="of:=[.D65]" office:value-type="float" office:value="0.555555555555556" calcext:value-type="float">
            <text:p>0.555555555555556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2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formula="of:=[.B77]*[.C77]*(1+([.D77]-[.$E$7]-1)*0.05)*(21+[.E77]-[.$D$7])*0.05" office:value-type="float" office:value="260" calcext:value-type="float">
            <text:p>26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formula="of:=[.B78]*[.C78]*(1+([.D78]-[.$E$7]-1)*0.05)*(21+[.E78]-[.$D$7])*0.05" office:value-type="float" office:value="247.5" calcext:value-type="float">
            <text:p>24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B79]*[.C79]*(1+([.D79]-[.$E$7]-1)*0.05)*(21+[.E79]-[.$D$7])*0.05" office:value-type="float" office:value="250" calcext:value-type="float">
            <text:p>25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80]*[.C80]*(1+([.D80]-[.$E$7]-1)*0.05)*(21+[.E80]-[.$D$7])*0.05" office:value-type="float" office:value="247.5" calcext:value-type="float">
            <text:p>24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B81]*[.C81]*(1+([.D81]-[.$E$7]-1)*0.05)*(21+[.E81]-[.$D$7])*0.05" office:value-type="float" office:value="270" calcext:value-type="float">
            <text:p>270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Default" table:formula="of:=[.M82]" office:value-type="float" office:value="0" calcext:value-type="float">
            <text:p>0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MG</text:p>
          </table:table-cell>
          <table:table-cell/>
          <table:table-cell office:value-type="string" calcext:value-type="string">
            <text:p>Rounds sustained</text:p>
          </table:table-cell>
          <table:table-cell office:value-type="string" calcext:value-type="string">
            <text:p>DPR</text:p>
          </table:table-cell>
          <table:table-cell office:value-type="string" calcext:value-type="string">
            <text:p>Challenge points</text:p>
          </table:table-cell>
        </table:table-row>
        <table:table-row table:style-name="ro2">
          <table:table-cell office:value-type="string" calcext:value-type="string">
            <text:p>Player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.4" calcext:value-type="float">
            <text:p>16.4</text:p>
          </table:table-cell>
          <table:table-cell/>
          <table:table-cell table:formula="of:=[.B2]/[.H2]" office:value-type="float" office:value="5.55555555555556" calcext:value-type="float">
            <text:p>5.55555555555556</text:p>
          </table:table-cell>
          <table:table-cell table:formula="of:=[.E2]*(21-([.$C$2]-[.D2]))*0.05+[.E2]*(11-([.$C$2]-[.D2]))*0.05" office:value-type="float" office:value="14.76" calcext:value-type="float">
            <text:p>14.76</text:p>
          </table:table-cell>
          <table:table-cell table:formula="of:=[.H2]*[.G2]"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Ogre</text:p>
          </table:table-cell>
          <table:table-cell office:value-type="float" office:value="80" calcext:value-type="float">
            <text:p>80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]/[.E3]*(21-([.C3]-[.D3]))*0.05+[.E3]*(11-([.C3]-[.D3]))*0.05" office:value-type="float" office:value="15.35" calcext:value-type="float">
            <text:p>15.35</text:p>
          </table:table-cell>
          <table:table-cell table:formula="of:=[.E3]*(21-([.$C$2]-[.D3]))*0.05+[.E3]*(11-([.$C$2]-[.D3]))*0.05" office:value-type="float" office:value="5.5" calcext:value-type="float">
            <text:p>5.5</text:p>
          </table:table-cell>
          <table:table-cell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00:22.114788487</meta:creation-date>
    <dc:date>2023-07-22T14:25:22.095686601</dc:date>
    <meta:editing-duration>P3DT56M13S</meta:editing-duration>
    <meta:editing-cycles>12</meta:editing-cycles>
    <meta:generator>LibreOffice/7.4.7.2$Linux_X86_64 LibreOffice_project/40$Build-2</meta:generator>
    <meta:document-statistic meta:table-count="2" meta:cell-count="469" meta:object-count="0"/>
  </office:meta>
</office:document-meta>
</file>